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Параллельная модель программирования </text:span></text:p>
      <text:p text:style-name="Standard"><text:span text:style-name="T1"/></text:p>
      <text:p text:style-name="Standard">Две парадигмы параллельного программирования </text:p>
      <text:list xml:id="list1605523908345149704" text:style-name="L1">
        <text:list-item>
          <text:p text:style-name="P1">параллелизм данных;</text:p>
        </text:list-item>
        <text:list-item>
          <text:p text:style-name="P1">параллелизм задач. </text:p>
          <text:p text:style-name="P1"/>
          <text:p text:style-name="P3"><text:span text:style-name="T1">Параллелизм данных </text:span></text:p>
          <text:p text:style-name="P2">Параллелизм данных характеризуется тем, что: </text:p>
          <text:p text:style-name="P1"/>
          <text:list>
            <text:list-header>
              <text:p text:style-name="P1">одна операция применяется сразу к нескольким элементам массива данных. Различные фрагменты такого массива обрабатываются на векторном процессоре или на разных процессорах параллельной машины; </text:p>
              <text:p text:style-name="P1"/>
              <text:p text:style-name="P1">обработкой данных управляет одна программа; </text:p>
              <text:p text:style-name="P1"/>
              <text:p text:style-name="P1">пространство имен является глобальным; </text:p>
            </text:list-header>
          </text:list>
          <text:p text:style-name="P1"/>
          <text:list text:continue-numbering="true">
            <text:list-header>
              <text:p text:style-name="P1">параллельные операции над элементами массива выполняются одновременно на всех доступных данной программе процессорах. </text:p>
            </text:list-header>
          </text:list>
          <text:p text:style-name="P1"/>
          <text:p text:style-name="P1"><text:span text:style-name="T4">От программиста требуется: </text:span> </text:p>
          <text:p text:style-name="P1"/>
          <text:list text:continue-numbering="true">
            <text:list-header>
              <text:p text:style-name="P1">задание опций векторной или параллельной оптимизации транслятору;</text:p>
              <text:p text:style-name="P1"><text:s/> </text:p>
              <text:p text:style-name="P1">задание директив параллельной компиляции; </text:p>
              <text:p text:style-name="P1"/>
              <text:p text:style-name="P1"><text:s/>использование специализированных языков параллельных вычислений, а также библиотек подпрограмм, специально разработанных с учетом конкретной архитектуры компьютера и оптимизированных для этой архитектуры. </text:p>
            </text:list-header>
          </text:list>
          <text:p text:style-name="P1"/>
          <text:p text:style-name="P4">Параллелизм задач </text:p>
          <text:p text:style-name="P2">Параллелизм данных характеризуется тем, что:</text:p>
          <text:list text:continue-numbering="true">
            <text:list-header>
              <text:p text:style-name="P1"/>
              <text:p text:style-name="P1">вычислительная задача разбивается на несколько относительно самостоятельных подзадач. Каждая подзадача выполняется на своем процессоре (ориентация на архитектуру MIMD); </text:p>
              <text:p text:style-name="P1"/>
              <text:p text:style-name="P1">для каждой подзадачи пишется своя собственная программа на обычном языке программирования (чаще всего это Fortran или С); </text:p>
              <text:p text:style-name="P1"/>
              <text:p text:style-name="P1">подзадачи должны обмениваться результатами своей работы, получать исходные данные. Практически такой обмен осуществляется вызовом процедур специализированной библиотеки. Программист при этом может контролировать распределение данных между различными процессорами и различными подзадачами, а также обмен данными. </text:p>
            </text:list-header>
          </text:list>
          <text:p text:style-name="P1"/>
          <text:p text:style-name="P1"><text:span text:style-name="T1">Достоинства подхода: </text:span> </text:p>
          <text:p text:style-name="P1"/>
          <text:list text:continue-numbering="true">
            <text:list-header>
              <text:p text:style-name="P1">большая гибкость и большая свобода, предоставляемая программисту в разработке программы, эффективно использующей ресурсы параллельного компьютера; </text:p>
              <text:p text:style-name="P1"/>
              <text:p text:style-name="P1">возможность достижения максимального быстродействия. 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5S</meta:editing-duration>
    <meta:editing-cycles>4</meta:editing-cycles>
    <meta:generator>OpenOffice.org/3.4.1$Win32 OpenOffice.org_project/341m1$Build-9593</meta:generator>
    <dc:date>2015-05-25T01:35:59.30</dc:date>
    <meta:document-statistic meta:table-count="0" meta:image-count="0" meta:object-count="0" meta:page-count="1" meta:paragraph-count="23" meta:word-count="199" meta:character-count="1825"/>
    <meta:user-defined meta:name="Info 1"/>
    <meta:user-defined meta:name="Info 2"/>
    <meta:user-defined meta:name="Info 3"/>
    <meta:user-defined meta:name="Info 4"/>
  </office:meta>
</office:document-meta>
</file>